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table:number-columns-repeated="6"/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table:number-columns-repeated="6"/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table:number-columns-repeated="6"/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table:number-columns-repeated="6"/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table:number-columns-repeated="6"/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74" calcext:value-type="float">
            <text:p>674</text:p>
          </table:table-cell>
          <table:table-cell table:style-name="ce69" office:value-type="string" calcext:value-type="string">
            <text:p>{2, 337}</text:p>
          </table:table-cell>
          <table:table-cell table:style-name="ce76" office:value-type="float" office:value="175" calcext:value-type="float">
            <text:p>175</text:p>
          </table:table-cell>
          <table:table-cell table:style-name="ce84" office:value-type="string" calcext:value-type="string">
            <text:p>{5, 7, 25, 3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table:number-columns-repeated="6"/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table:number-columns-repeated="6"/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table:number-columns-repeated="6"/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table:number-columns-repeated="6"/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4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table:number-columns-repeated="6"/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table:number-columns-repeated="6"/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table:number-columns-repeated="6"/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table:number-columns-repeated="6"/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table:number-columns-repeated="6"/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74" calcext:value-type="float">
            <text:p>674</text:p>
          </table:table-cell>
          <table:table-cell table:style-name="ce69" office:value-type="string" calcext:value-type="string">
            <text:p>{2, 337}</text:p>
          </table:table-cell>
          <table:table-cell table:style-name="ce76" office:value-type="float" office:value="175" calcext:value-type="float">
            <text:p>175</text:p>
          </table:table-cell>
          <table:table-cell table:style-name="ce84" office:value-type="string" calcext:value-type="string">
            <text:p>{5, 7, 25, 3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table:number-columns-repeated="6"/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table:number-columns-repeated="6"/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table:number-columns-repeated="6"/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table:number-columns-repeated="6"/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ee &gt; Expert &gt; Debate &gt; Condition &gt; Break &gt; Alarm &gt; </text:p>
          </table:table-cell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 &gt; Easy &gt; Diet &gt; Cost &gt; Brand &gt; Appeal &gt; 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 &gt; Elite &gt; Dive &gt; Clock &gt; Boat &gt; Ask &gt; 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n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 &gt; Esteem &gt; Depict &gt; Castle &gt; Bind &gt; Arts &gt; 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s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 &gt; Epic &gt; Dais &gt; Cave &gt; By &gt; All &gt; 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/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670" meta:object-count="0"/>
    <meta:generator>LibreOfficeDev/6.0.5.2$Linux_X86_64 LibreOffice_project/</meta:generator>
  </office:meta>
</office:document-meta>
</file>